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654in"/>
    </style:style>
    <style:style style:name="co2" style:family="table-column">
      <style:table-column-properties fo:break-before="auto" style:column-width="1.88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075in"/>
    </style:style>
    <style:style style:name="co5" style:family="table-column">
      <style:table-column-properties fo:break-before="auto" style:column-width="0.8146in"/>
    </style:style>
    <style:style style:name="co6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in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00ff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color="#ffffff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ffff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ffffff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/>
    </style:style>
    <style:style style:name="ce14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in"/>
      <style:text-properties fo:color="#ffffff"/>
    </style:style>
    <style:style style:name="ce15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00cc00" style:text-align-source="fix" style:repeat-content="false" fo:border="none"/>
      <style:paragraph-properties fo:text-align="center" fo:margin-left="0in"/>
    </style:style>
    <style:style style:name="ce17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20" style:family="table-cell" style:parent-style-name="Default">
      <style:text-properties style:text-underline-style="none"/>
    </style:style>
    <style:style style:name="ce21" style:family="table-cell" style:parent-style-name="Default">
      <style:table-cell-properties fo:background-color="#ff9900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66ff66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00cc00"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Anonimicity" draw:style-name="gr1" draw:text-style-name="P1" svg:width="4.3421in" svg:height="3.3043in" svg:x="0in" svg:y="5.815in">
            <draw:object draw:notify-on-update-of-ranges="Sheet1.D1:Sheet1.G1 Sheet1.D2:Sheet1.G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Anonimicity" draw:style-name="gr1" draw:text-style-name="P1" svg:width="4.3421in" svg:height="3.3043in" svg:x="4.3854in" svg:y="5.7209in">
            <draw:object draw:notify-on-update-of-ranges="Sheet1.D1:Sheet1.G1 Sheet1.D3:Sheet1.G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Anonimicity" draw:style-name="gr1" draw:text-style-name="P1" svg:width="4.3421in" svg:height="3.3043in" svg:x="0.0654in" svg:y="9.339in">
            <draw:object draw:notify-on-update-of-ranges="Sheet1.D1:Sheet1.G1 Sheet1.D5:Sheet1.G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Anonimicity" draw:style-name="gr1" draw:text-style-name="P1" svg:width="4.3421in" svg:height="3.3043in" svg:x="4.5366in" svg:y="9.4016in">
            <draw:object draw:notify-on-update-of-ranges="Sheet1.D1:Sheet1.G1 Sheet1.D6:Sheet1.G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Anonimicity" draw:style-name="gr1" draw:text-style-name="P1" svg:width="4.3421in" svg:height="3.3043in" svg:x="8.9531in" svg:y="9.3709in">
            <draw:object draw:notify-on-update-of-ranges="Sheet1.D1:Sheet1.G1 Sheet1.D7:Sheet1.G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name="Anonimicity" draw:style-name="gr1" draw:text-style-name="P1" svg:width="4.3421in" svg:height="3.3043in" svg:x="13.3807in" svg:y="9.4016in">
            <draw:object draw:notify-on-update-of-ranges="Sheet1.D1:Sheet1.G1 Sheet1.D8:Sheet1.G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name="Anonimicity" draw:style-name="gr1" draw:text-style-name="P1" svg:width="4.3421in" svg:height="3.3043in" svg:x="-0.0087in" svg:y="12.9988in">
            <draw:object draw:notify-on-update-of-ranges="Sheet1.D1:Sheet1.G1 Sheet1.D10:Sheet1.G1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name="Anonimicity" draw:style-name="gr1" draw:text-style-name="P1" svg:width="4.3421in" svg:height="3.3043in" svg:x="4.45in" svg:y="13.0299in">
            <draw:object draw:notify-on-update-of-ranges="Sheet1.D1:Sheet1.G1 Sheet1.D11:Sheet1.G1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name="Anonimicity" draw:style-name="gr1" draw:text-style-name="P1" svg:width="4.3421in" svg:height="3.3043in" svg:x="8.8339in" svg:y="13.0516in">
            <draw:object draw:notify-on-update-of-ranges="Sheet1.D1:Sheet1.G1 Sheet1.D12:Sheet1.G1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name="Anonimicity" draw:style-name="gr1" draw:text-style-name="P1" svg:width="4.3421in" svg:height="3.3043in" svg:x="0.022in" svg:y="16.4713in">
            <draw:object draw:notify-on-update-of-ranges="Sheet1.D1:Sheet1.G1 Sheet1.D14:Sheet1.G1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name="Anonimicity" draw:style-name="gr1" draw:text-style-name="P1" svg:width="4.3421in" svg:height="3.3043in" svg:x="4.4933in" svg:y="16.4917in">
            <draw:object draw:notify-on-update-of-ranges="Sheet1.D1:Sheet1.G1 Sheet1.D15:Sheet1.G15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name="Anonimicity" draw:style-name="gr1" draw:text-style-name="P1" svg:width="4.3421in" svg:height="3.3043in" svg:x="4.4717in" svg:y="20.1626in">
            <draw:object draw:notify-on-update-of-ranges="Sheet1.D20:Sheet1.E20 Sheet1.D21:Sheet1.E21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2" draw:name="Anonimicity" draw:style-name="gr1" draw:text-style-name="P1" svg:width="4.3421in" svg:height="3.3043in" svg:x="0.0004in" svg:y="24.3559in">
            <draw:object draw:notify-on-update-of-ranges="Sheet1.D24:Sheet1.H24 Sheet1.D25:Sheet1.H2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3" draw:name="Anonimicity" draw:style-name="gr1" draw:text-style-name="P1" svg:width="4.3421in" svg:height="3.3043in" svg:x="-0.0083in" svg:y="20.1409in">
            <draw:object draw:notify-on-update-of-ranges="Sheet1.D1:Sheet1.G1 Sheet1.D17:Sheet1.G17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4" draw:name="Anonimicity" draw:style-name="gr1" draw:text-style-name="P1" svg:width="4.3421in" svg:height="3.3043in" svg:x="5.0339in" svg:y="24.5327in">
            <draw:object draw:notify-on-update-of-ranges="Sheet1.D31:Sheet1.H31 Sheet1.D32:Sheet1.H32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ce9"/>
        <table:table-column table:style-name="co1" table:default-cell-style-name="ce2"/>
        <table:table-column table:style-name="co2" table:default-cell-style-name="ce2"/>
        <table:table-column table:style-name="co3" table:default-cell-style-name="ce10"/>
        <table:table-column table:style-name="co3" table:default-cell-style-name="ce15"/>
        <table:table-column table:style-name="co3" table:default-cell-style-name="ce17"/>
        <table:table-column table:style-name="co3" table:default-cell-style-name="ce18"/>
        <table:table-column table:style-name="co4" table:default-cell-style-name="ce1"/>
        <table:table-column table:style-name="co3" table:default-cell-style-name="ce19"/>
        <table:table-column table:style-name="co5" table:default-cell-style-name="ce21"/>
        <table:table-column table:style-name="co3" table:default-cell-style-name="ce22"/>
        <table:table-column table:style-name="co3" table:default-cell-style-name="ce23"/>
        <table:table-column table:style-name="co6" table:default-cell-style-name="ce8"/>
        <table:table-row table:style-name="ro1">
          <table:table-cell table:style-name="ce1"/>
          <table:table-cell table:style-name="ce1" office:value-type="string" calcext:value-type="string">
            <text:p>Domanda</text:p>
          </table:table-cell>
          <table:table-cell table:style-name="ce1" office:value-type="string" calcext:value-type="string">
            <text:p>Cosa è stato chiesto</text:p>
          </table:table-cell>
          <table:table-cell office:value-type="string" calcext:value-type="string">
            <text:p>ST_D</text:p>
          </table:table-cell>
          <table:table-cell office:value-type="string" calcext:value-type="string">
            <text:p>SL_D</text:p>
          </table:table-cell>
          <table:table-cell office:value-type="string" calcext:value-type="string">
            <text:p>SL_A</text:p>
          </table:table-cell>
          <table:table-cell office:value-type="string" calcext:value-type="string">
            <text:p>ST_A</text:p>
          </table:table-cell>
          <table:table-cell office:value-type="string" calcext:value-type="string">
            <text:p>tot votes</text:p>
          </table:table-cell>
          <table:table-cell table:style-name="ce10" office:value-type="string" calcext:value-type="string">
            <text:p>ST_D %</text:p>
          </table:table-cell>
          <table:table-cell table:style-name="ce15" office:value-type="string" calcext:value-type="string">
            <text:p>SL_D %</text:p>
          </table:table-cell>
          <table:table-cell table:style-name="ce17" office:value-type="string" calcext:value-type="string">
            <text:p>SL_A %</text:p>
          </table:table-cell>
          <table:table-cell table:style-name="ce18" office:value-type="string" calcext:value-type="string">
            <text:p>ST_A %</text:p>
          </table:table-cell>
          <table:table-cell office:value-type="string" calcext:value-type="string">
            <text:p>Verify Percentage</text:p>
          </table:table-cell>
        </table:table-row>
        <table:table-row table:style-name="ro1">
          <table:table-cell table:style-name="ce2" office:value-type="string" calcext:value-type="string">
            <text:p>Anonimi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ot Anonymous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D2:.G2])" office:value-type="float" office:value="40" calcext:value-type="float">
            <text:p>40</text:p>
          </table:table-cell>
          <table:table-cell table:formula="of:=[.D2]*100 / [.H2]" office:value-type="float" office:value="15" calcext:value-type="float">
            <text:p>15</text:p>
          </table:table-cell>
          <table:table-cell table:formula="of:=[.E2]*100 / [.H2]" office:value-type="float" office:value="30" calcext:value-type="float">
            <text:p>30</text:p>
          </table:table-cell>
          <table:table-cell table:formula="of:=[.F2]*100 / [.H3]" office:value-type="float" office:value="37.5" calcext:value-type="float">
            <text:p>37.5</text:p>
          </table:table-cell>
          <table:table-cell table:formula="of:=[.G2]*100 / [.H2]" office:value-type="float" office:value="17.5" calcext:value-type="float">
            <text:p>17.5</text:p>
          </table:table-cell>
          <table:table-cell table:formula="of:=SUM([.I2:.L2])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Anonimicity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nonymou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SUM([.D3:.G3])" office:value-type="float" office:value="40" calcext:value-type="float">
            <text:p>40</text:p>
          </table:table-cell>
          <table:table-cell table:formula="of:=[.D3]*100 / [.H3]" office:value-type="float" office:value="0" calcext:value-type="float">
            <text:p>0</text:p>
          </table:table-cell>
          <table:table-cell table:formula="of:=[.E3]*100 / [.H3]" office:value-type="float" office:value="5" calcext:value-type="float">
            <text:p>5</text:p>
          </table:table-cell>
          <table:table-cell table:formula="of:=[.F3]*100 / [.H3]" office:value-type="float" office:value="35" calcext:value-type="float">
            <text:p>35</text:p>
          </table:table-cell>
          <table:table-cell table:formula="of:=[.G3]*100 / [.H3]" office:value-type="float" office:value="60" calcext:value-type="float">
            <text:p>60</text:p>
          </table:table-cell>
          <table:table-cell table:formula="of:=SUM([.I3:.L3])" office:value-type="float" office:value="100" calcext:value-type="float">
            <text:p>100</text:p>
          </table:table-cell>
        </table:table-row>
        <table:table-row table:style-name="ro1">
          <table:table-cell table:style-name="ce4"/>
          <table:table-cell table:style-name="ce6"/>
          <table:table-cell table:style-name="ce4"/>
          <table:table-cell table:style-name="ce11"/>
          <table:table-cell table:style-name="ce6" table:number-columns-repeated="3"/>
          <table:table-cell table:number-columns-repeated="6"/>
        </table:table-row>
        <table:table-row table:style-name="ro1">
          <table:table-cell table:style-name="ce5" office:value-type="string" calcext:value-type="string">
            <text:p>Phone Monitorin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pps Monitorin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D5:.G5])" office:value-type="float" office:value="40" calcext:value-type="float">
            <text:p>40</text:p>
          </table:table-cell>
          <table:table-cell table:formula="of:=[.D5]*100 / [.H5]" office:value-type="float" office:value="25" calcext:value-type="float">
            <text:p>25</text:p>
          </table:table-cell>
          <table:table-cell table:formula="of:=[.E5]*100 / [.H5]" office:value-type="float" office:value="25" calcext:value-type="float">
            <text:p>25</text:p>
          </table:table-cell>
          <table:table-cell table:formula="of:=[.F5]*100 / [.H5]" office:value-type="float" office:value="27.5" calcext:value-type="float">
            <text:p>27.5</text:p>
          </table:table-cell>
          <table:table-cell table:formula="of:=[.G5]*100 / [.H5]" office:value-type="float" office:value="22.5" calcext:value-type="float">
            <text:p>22.5</text:p>
          </table:table-cell>
          <table:table-cell table:formula="of:=SUM([.I5:.L5])" office:value-type="float" office:value="100" calcext:value-type="float">
            <text:p>100</text:p>
          </table:table-cell>
        </table:table-row>
        <table:table-row table:style-name="ro1">
          <table:table-cell table:style-name="ce5" office:value-type="string" calcext:value-type="string">
            <text:p>Phone Monitoring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osition Monitoring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D6:.G6])" office:value-type="float" office:value="40" calcext:value-type="float">
            <text:p>40</text:p>
          </table:table-cell>
          <table:table-cell table:formula="of:=[.D6]*100 / [.H6]" office:value-type="float" office:value="20" calcext:value-type="float">
            <text:p>20</text:p>
          </table:table-cell>
          <table:table-cell table:formula="of:=[.E6]*100 / [.H6]" office:value-type="float" office:value="22.5" calcext:value-type="float">
            <text:p>22.5</text:p>
          </table:table-cell>
          <table:table-cell table:formula="of:=[.F6]*100 / [.H6]" office:value-type="float" office:value="40" calcext:value-type="float">
            <text:p>40</text:p>
          </table:table-cell>
          <table:table-cell table:formula="of:=[.G6]*100 / [.H6]" office:value-type="float" office:value="17.5" calcext:value-type="float">
            <text:p>17.5</text:p>
          </table:table-cell>
          <table:table-cell table:formula="of:=SUM([.I6:.L6])" office:value-type="float" office:value="100" calcext:value-type="float">
            <text:p>100</text:p>
          </table:table-cell>
        </table:table-row>
        <table:table-row table:style-name="ro1">
          <table:table-cell table:style-name="ce5" office:value-type="string" calcext:value-type="string">
            <text:p>Phone Monitoring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ise Monitoring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SUM([.D7:.G7])" office:value-type="float" office:value="40" calcext:value-type="float">
            <text:p>40</text:p>
          </table:table-cell>
          <table:table-cell table:formula="of:=[.D7]*100 / [.H7]" office:value-type="float" office:value="22.5" calcext:value-type="float">
            <text:p>22.5</text:p>
          </table:table-cell>
          <table:table-cell table:formula="of:=[.E7]*100 / [.H7]" office:value-type="float" office:value="35" calcext:value-type="float">
            <text:p>35</text:p>
          </table:table-cell>
          <table:table-cell table:formula="of:=[.F7]*100 / [.H7]" office:value-type="float" office:value="32.5" calcext:value-type="float">
            <text:p>32.5</text:p>
          </table:table-cell>
          <table:table-cell table:formula="of:=[.G7]*100 / [.H7]" office:value-type="float" office:value="10" calcext:value-type="float">
            <text:p>10</text:p>
          </table:table-cell>
          <table:table-cell table:formula="of:=SUM([.I7:.L7])" office:value-type="float" office:value="100" calcext:value-type="float">
            <text:p>100</text:p>
          </table:table-cell>
        </table:table-row>
        <table:table-row table:style-name="ro1">
          <table:table-cell table:style-name="ce5" office:value-type="string" calcext:value-type="string">
            <text:p>Total Phone Monitoring</text:p>
          </table:table-cell>
          <table:table-cell table:style-name="ce5" office:value-type="string" calcext:value-type="string">
            <text:p>5+6+7</text:p>
          </table:table-cell>
          <table:table-cell table:style-name="ce5"/>
          <table:table-cell table:formula="of:=SUM([.D5:.D7])" office:value-type="float" office:value="27" calcext:value-type="float">
            <text:p>27</text:p>
          </table:table-cell>
          <table:table-cell table:formula="of:=SUM([.E5:.E7])" office:value-type="float" office:value="33" calcext:value-type="float">
            <text:p>33</text:p>
          </table:table-cell>
          <table:table-cell table:formula="of:=SUM([.F5:.F7])" office:value-type="float" office:value="40" calcext:value-type="float">
            <text:p>40</text:p>
          </table:table-cell>
          <table:table-cell table:formula="of:=SUM([.G5:.G7])" office:value-type="float" office:value="20" calcext:value-type="float">
            <text:p>20</text:p>
          </table:table-cell>
          <table:table-cell/>
          <table:table-cell table:formula="of:=[.D8]*100 / [.H7]/3" office:value-type="float" office:value="22.5" calcext:value-type="float">
            <text:p>22.5</text:p>
          </table:table-cell>
          <table:table-cell table:formula="of:=[.E8]*100 / [.H7]/3" office:value-type="float" office:value="27.5" calcext:value-type="float">
            <text:p>27.5</text:p>
          </table:table-cell>
          <table:table-cell table:formula="of:=[.F8]*100 / [.H7]/3" office:value-type="float" office:value="33.3333333333333" calcext:value-type="float">
            <text:p>33.3333333333</text:p>
          </table:table-cell>
          <table:table-cell table:formula="of:=[.G8]*100 / [.H7]/3" office:value-type="float" office:value="16.6666666666667" calcext:value-type="float">
            <text:p>16.6666666667</text:p>
          </table:table-cell>
          <table:table-cell table:formula="of:=SUM([.I8:.L8])" office:value-type="float" office:value="100" calcext:value-type="float">
            <text:p>100</text:p>
          </table:table-cell>
        </table:table-row>
        <table:table-row table:style-name="ro1">
          <table:table-cell table:style-name="ce5" table:number-columns-repeated="3"/>
          <table:table-cell table:style-name="ce11"/>
          <table:table-cell table:style-name="ce6" table:number-columns-repeated="3"/>
          <table:table-cell table:number-columns-repeated="6"/>
        </table:table-row>
        <table:table-row table:style-name="ro1">
          <table:table-cell table:style-name="ce2" office:value-type="string" calcext:value-type="string">
            <text:p>External Sensor Moni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ise Monitoring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SUM([.D10:.G10])" office:value-type="float" office:value="40" calcext:value-type="float">
            <text:p>40</text:p>
          </table:table-cell>
          <table:table-cell table:formula="of:=[.D10]*100 / [.H10]" office:value-type="float" office:value="30" calcext:value-type="float">
            <text:p>30</text:p>
          </table:table-cell>
          <table:table-cell table:formula="of:=[.E10]*100 / [.H10]" office:value-type="float" office:value="35" calcext:value-type="float">
            <text:p>35</text:p>
          </table:table-cell>
          <table:table-cell table:formula="of:=[.F10]*100 / [.H11]" office:value-type="float" office:value="32.5" calcext:value-type="float">
            <text:p>32.5</text:p>
          </table:table-cell>
          <table:table-cell table:formula="of:=[.G10]*100 / [.H10]" office:value-type="float" office:value="2.5" calcext:value-type="float">
            <text:p>2.5</text:p>
          </table:table-cell>
          <table:table-cell table:formula="of:=SUM([.I10:.L10])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External Sensor Moni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sition Monitoring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[.D11:.G11])" office:value-type="float" office:value="40" calcext:value-type="float">
            <text:p>40</text:p>
          </table:table-cell>
          <table:table-cell table:formula="of:=[.D11]*100 / [.H11]" office:value-type="float" office:value="27.5" calcext:value-type="float">
            <text:p>27.5</text:p>
          </table:table-cell>
          <table:table-cell table:formula="of:=[.E11]*100 / [.H11]" office:value-type="float" office:value="42.5" calcext:value-type="float">
            <text:p>42.5</text:p>
          </table:table-cell>
          <table:table-cell table:formula="of:=[.F11]*100 / [.H11]" office:value-type="float" office:value="30" calcext:value-type="float">
            <text:p>30</text:p>
          </table:table-cell>
          <table:table-cell table:formula="of:=[.G11]*100 / [.H11]" office:value-type="float" office:value="0" calcext:value-type="float">
            <text:p>0</text:p>
          </table:table-cell>
          <table:table-cell table:formula="of:=SUM([.I11:.L11])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Total External Sensor</text:p>
          </table:table-cell>
          <table:table-cell office:value-type="string" calcext:value-type="string">
            <text:p>8+9</text:p>
          </table:table-cell>
          <table:table-cell/>
          <table:table-cell table:formula="of:=SUM([.D10:.D11])" office:value-type="float" office:value="23" calcext:value-type="float">
            <text:p>23</text:p>
          </table:table-cell>
          <table:table-cell table:formula="of:=SUM([.E10:.E11])" office:value-type="float" office:value="31" calcext:value-type="float">
            <text:p>31</text:p>
          </table:table-cell>
          <table:table-cell table:formula="of:=SUM([.F10:.F11])" office:value-type="float" office:value="25" calcext:value-type="float">
            <text:p>25</text:p>
          </table:table-cell>
          <table:table-cell table:formula="of:=SUM([.G10:.G11])" office:value-type="float" office:value="1" calcext:value-type="float">
            <text:p>1</text:p>
          </table:table-cell>
          <table:table-cell/>
          <table:table-cell table:formula="of:=[.D12]*100 / [.H11]/2" office:value-type="float" office:value="28.75" calcext:value-type="float">
            <text:p>28.75</text:p>
          </table:table-cell>
          <table:table-cell table:formula="of:=[.E12]*100 / [.H11]/2" office:value-type="float" office:value="38.75" calcext:value-type="float">
            <text:p>38.75</text:p>
          </table:table-cell>
          <table:table-cell table:formula="of:=[.F12]*100 / [.H11]/2" office:value-type="float" office:value="31.25" calcext:value-type="float">
            <text:p>31.25</text:p>
          </table:table-cell>
          <table:table-cell table:formula="of:=[.G12]*100 / [.H11]/2" office:value-type="float" office:value="1.25" calcext:value-type="float">
            <text:p>1.25</text:p>
          </table:table-cell>
          <table:table-cell table:formula="of:=SUM([.I12:.L12])" office:value-type="float" office:value="100" calcext:value-type="float">
            <text:p>100</text:p>
          </table:table-cell>
        </table:table-row>
        <table:table-row table:style-name="ro1">
          <table:table-cell table:style-name="ce6" table:number-columns-repeated="3"/>
          <table:table-cell table:style-name="ce11"/>
          <table:table-cell table:style-name="ce6" table:number-columns-repeated="3"/>
          <table:table-cell table:number-columns-repeated="6"/>
        </table:table-row>
        <table:table-row table:style-name="ro1">
          <table:table-cell table:style-name="ce5" office:value-type="string" calcext:value-type="string">
            <text:p>Data Releas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verage Releas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SUM([.D14:.G14])" office:value-type="float" office:value="40" calcext:value-type="float">
            <text:p>40</text:p>
          </table:table-cell>
          <table:table-cell table:formula="of:=[.D14]*100 / [.H14]" office:value-type="float" office:value="5" calcext:value-type="float">
            <text:p>5</text:p>
          </table:table-cell>
          <table:table-cell table:formula="of:=[.E14]*100 / [.H14]" office:value-type="float" office:value="17.5" calcext:value-type="float">
            <text:p>17.5</text:p>
          </table:table-cell>
          <table:table-cell table:formula="of:=[.F14]*100 / [.H15]" office:value-type="float" office:value="47.5" calcext:value-type="float">
            <text:p>47.5</text:p>
          </table:table-cell>
          <table:table-cell table:formula="of:=[.G14]*100 / [.H14]" office:value-type="float" office:value="30" calcext:value-type="float">
            <text:p>30</text:p>
          </table:table-cell>
          <table:table-cell table:formula="of:=SUM([.I14:.L14])" office:value-type="float" office:value="100" calcext:value-type="float">
            <text:p>100</text:p>
          </table:table-cell>
        </table:table-row>
        <table:table-row table:style-name="ro1">
          <table:table-cell table:style-name="ce5" office:value-type="string" calcext:value-type="string">
            <text:p>Data Release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Trasparent Release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D15:.G15])" office:value-type="float" office:value="40" calcext:value-type="float">
            <text:p>40</text:p>
          </table:table-cell>
          <table:table-cell table:formula="of:=[.D15]*100 / [.H15]" office:value-type="float" office:value="50" calcext:value-type="float">
            <text:p>50</text:p>
          </table:table-cell>
          <table:table-cell table:formula="of:=[.E15]*100 / [.H15]" office:value-type="float" office:value="27.5" calcext:value-type="float">
            <text:p>27.5</text:p>
          </table:table-cell>
          <table:table-cell table:formula="of:=[.F15]*100 / [.H15]" office:value-type="float" office:value="10" calcext:value-type="float">
            <text:p>10</text:p>
          </table:table-cell>
          <table:table-cell table:formula="of:=[.G15]*100 / [.H15]" office:value-type="float" office:value="12.5" calcext:value-type="float">
            <text:p>12.5</text:p>
          </table:table-cell>
          <table:table-cell table:formula="of:=SUM([.I15:.L15])" office:value-type="float" office:value="100" calcext:value-type="float">
            <text:p>100</text:p>
          </table:table-cell>
        </table:table-row>
        <table:table-row table:style-name="ro1">
          <table:table-cell table:style-name="ce5" table:number-columns-repeated="3"/>
          <table:table-cell table:style-name="ce11"/>
          <table:table-cell table:style-name="ce6" table:number-columns-repeated="3"/>
          <table:table-cell table:number-columns-repeated="6"/>
        </table:table-row>
        <table:table-row table:style-name="ro1">
          <table:table-cell table:style-name="ce2" office:value-type="string" calcext:value-type="string">
            <text:p>Class Evalua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valuate at end of clas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SUM([.D17:.G17])" office:value-type="float" office:value="40" calcext:value-type="float">
            <text:p>40</text:p>
          </table:table-cell>
          <table:table-cell table:formula="of:=[.D17]*100 / [.H17]" office:value-type="float" office:value="2.5" calcext:value-type="float">
            <text:p>2.5</text:p>
          </table:table-cell>
          <table:table-cell table:formula="of:=[.E17]*100 / [.H17]" office:value-type="float" office:value="12.5" calcext:value-type="float">
            <text:p>12.5</text:p>
          </table:table-cell>
          <table:table-cell table:formula="of:=[.F17]*100 / [.H17]" office:value-type="float" office:value="57.5" calcext:value-type="float">
            <text:p>57.5</text:p>
          </table:table-cell>
          <table:table-cell table:formula="of:=[.G17]*100 / [.H17]" office:value-type="float" office:value="27.5" calcext:value-type="float">
            <text:p>27.5</text:p>
          </table:table-cell>
          <table:table-cell table:formula="of:=SUM([.I17:.L17])" office:value-type="float" office:value="100" calcext:value-type="float">
            <text:p>100</text:p>
          </table:table-cell>
        </table:table-row>
        <table:table-row table:style-name="ro1" table:number-rows-repeated="2">
          <table:table-cell table:style-name="ce7" table:number-columns-repeated="3"/>
          <table:table-cell table:style-name="ce12"/>
          <table:table-cell table:style-name="ce7" table:number-columns-repeated="3"/>
          <table:table-cell table:style-name="ce8" table:number-columns-repeated="5"/>
          <table:table-cell/>
        </table:table-row>
        <table:table-row table:style-name="ro1">
          <table:table-cell table:style-name="ce8" table:number-columns-repeated="3"/>
          <table:table-cell table:style-name="ce13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style-name="ce8" table:number-columns-repeated="5"/>
          <table:table-cell/>
        </table:table-row>
        <table:table-row table:style-name="ro1">
          <table:table-cell table:style-name="ce8" office:value-type="string" calcext:value-type="string">
            <text:p>BetaTesting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Actively testing</text:p>
          </table:table-cell>
          <table:table-cell table:style-name="ce14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7"/>
          <table:table-cell table:style-name="Default"/>
          <table:table-cell table:style-name="ce8" table:formula="of:=SUM([.D21:.E21])" office:value-type="float" office:value="40" calcext:value-type="float">
            <text:p>40</text:p>
          </table:table-cell>
          <table:table-cell table:formula="of:=[.D21]*100 / [.H21]" office:value-type="float" office:value="47.5" calcext:value-type="float">
            <text:p>47.5</text:p>
          </table:table-cell>
          <table:table-cell table:formula="of:=[.E21]*100 / [.H21]" office:value-type="float" office:value="52.5" calcext:value-type="float">
            <text:p>52.5</text:p>
          </table:table-cell>
          <table:table-cell table:style-name="ce8" table:number-columns-repeated="2"/>
          <table:table-cell table:formula="of:=SUM([.I21:.L21])" office:value-type="float" office:value="100" calcext:value-type="float">
            <text:p>100</text:p>
          </table:table-cell>
        </table:table-row>
        <table:table-row table:style-name="ro1" table:number-rows-repeated="2">
          <table:table-cell table:style-name="ce8" table:number-columns-repeated="8"/>
          <table:table-cell table:style-name="Default" table:number-columns-repeated="5"/>
        </table:table-row>
        <table:table-row table:style-name="ro1">
          <table:table-cell office:value-type="string" calcext:value-type="string">
            <text:p>Mobile phone population</text:p>
          </table:table-cell>
          <table:table-cell office:value-type="string" calcext:value-type="string">
            <text:p>Domanda</text:p>
          </table:table-cell>
          <table:table-cell office:value-type="string" calcext:value-type="string">
            <text:p>Cosa è stato chiesto</text:p>
          </table:table-cell>
          <table:table-cell table:style-name="ce5" office:value-type="string" calcext:value-type="string">
            <text:p>Apple</text:p>
          </table:table-cell>
          <table:table-cell table:style-name="ce5" office:value-type="string" calcext:value-type="string">
            <text:p>HTC</text:p>
          </table:table-cell>
          <table:table-cell table:style-name="ce5" office:value-type="string" calcext:value-type="string">
            <text:p>Nokia</text:p>
          </table:table-cell>
          <table:table-cell table:style-name="ce5" office:value-type="string" calcext:value-type="string">
            <text:p>Samsung</text:p>
          </table:table-cell>
          <table:table-cell table:style-name="ce5" office:value-type="string" calcext:value-type="string">
            <text:p>Other</text:p>
          </table:table-cell>
          <table:table-cell table:style-name="Default" office:value-type="string" calcext:value-type="string">
            <text:p>Tot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bile phone brand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6" calcext:value-type="float">
            <text:p>16</text:p>
          </table:table-cell>
          <table:table-cell table:style-name="Default" table:formula="of:=SUM([.D25:.H25])" office:value-type="float" office:value="40" calcext:value-type="float">
            <text:p>40</text:p>
          </table:table-cell>
          <table:table-cell table:style-name="Default" table:number-columns-repeated="4"/>
        </table:table-row>
        <table:table-row table:style-name="ro1" table:number-rows-repeated="4">
          <table:table-cell table:number-columns-repeated="3"/>
          <table:table-cell table:style-name="ce5" table:number-columns-repeated="5"/>
          <table:table-cell table:style-name="Default" table:number-columns-repeated="5"/>
        </table:table-row>
        <table:table-row table:style-name="ro1">
          <table:table-cell table:number-columns-repeated="3"/>
          <table:table-cell table:style-name="ce5" table:number-columns-repeated="5"/>
          <table:table-cell table:style-name="ce20"/>
          <table:table-cell table:style-name="Default" table:number-columns-repeated="4"/>
        </table:table-row>
        <table:table-row table:style-name="ro1">
          <table:table-cell office:value-type="string" calcext:value-type="string">
            <text:p>Mobile phone population</text:p>
          </table:table-cell>
          <table:table-cell office:value-type="string" calcext:value-type="string">
            <text:p>Domanda</text:p>
          </table:table-cell>
          <table:table-cell office:value-type="string" calcext:value-type="string">
            <text:p>Cosa è stato chiesto</text:p>
          </table:table-cell>
          <table:table-cell table:style-name="ce5" office:value-type="string" calcext:value-type="string">
            <text:p>2.*</text:p>
          </table:table-cell>
          <table:table-cell table:style-name="ce5" office:value-type="string" calcext:value-type="string">
            <text:p>3.*</text:p>
          </table:table-cell>
          <table:table-cell table:style-name="ce5" office:value-type="string" calcext:value-type="string">
            <text:p>4.* or Above</text:p>
          </table:table-cell>
          <table:table-cell table:style-name="ce5" office:value-type="string" calcext:value-type="string">
            <text:p>Don't Know</text:p>
          </table:table-cell>
          <table:table-cell table:style-name="ce5" office:value-type="string" calcext:value-type="string">
            <text:p>No Android</text:p>
          </table:table-cell>
          <table:table-cell table:style-name="Default"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ndroid Vers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Default" table:formula="of:=SUM([.D32:.H32])" office:value-type="float" office:value="40" calcext:value-type="float">
            <text:p>40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 style:data-style-name="N2" text:time-value="08:35:01.933697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0:08:06.136242777</meta:creation-date>
    <dc:date>2015-05-13T09:40:39.194880271</dc:date>
    <meta:editing-duration>PT4H30M13S</meta:editing-duration>
    <meta:editing-cycles>20</meta:editing-cycles>
    <meta:generator>LibreOffice/4.2.8.2$Linux_X86_64 LibreOffice_project/420m0$Build-2</meta:generator>
    <meta:document-statistic meta:table-count="1" meta:cell-count="208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e2750" draw:fill-gradient-name="Argile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ff9900"/>
    </style:style>
    <style:style style:name="ch11" style:family="chart">
      <style:chart-properties chart:solid-type="cuboid"/>
      <style:graphic-properties draw:fill-color="#99ff33"/>
    </style:style>
    <style:style style:name="ch12" style:family="chart">
      <style:chart-properties chart:solid-type="cuboid"/>
      <style:graphic-properties draw:fill-color="#00990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03cm" svg:height="8.394cm" xlink:href=".." xlink:type="simple" chart:class="chart:circle" chart:style-name="ch1">
        <chart:title svg:x="3.871cm" svg:y="0.303cm" chart:style-name="ch2">
          <text:p>Not Anonymous</text:p>
        </chart:title>
        <chart:legend chart:legend-position="end" svg:x="9.402cm" svg:y="3.151cm" style:legend-expansion="high" chart:style-name="ch3"/>
        <chart:plot-area chart:style-name="ch4" table:cell-range-address="Sheet1.D1:Sheet1.G2" chart:data-source-has-labels="row" svg:x="0.22cm" svg:y="1.275cm" svg:width="8.962cm" svg:height="6.952cm">
          <chartooo:coordinate-region svg:x="1.225cm" svg:y="1.276cm" svg:width="6.951cm" svg:height="6.951cm"/>
          <chart:axis chart:dimension="x" chart:name="primary-x" chart:style-name="ch5" chartooo:axis-type="auto">
            <chartooo:date-scale/>
            <chart:categories table:cell-range-address="Sheet1.D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2:Sheet1.G2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_D</text:p>
                <draw:g>
                  <svg:desc>Sheet1.D1:Sheet1.G1</svg:desc>
                </draw:g>
              </table:table-cell>
              <table:table-cell office:value-type="string">
                <text:p>SL_D</text:p>
              </table:table-cell>
              <table:table-cell office:value-type="string">
                <text:p>SL_A</text:p>
              </table:table-cell>
              <table:table-cell office:value-type="string">
                <text:p>ST_A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Sheet1.D2:Sheet1.G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e2750" draw:fill-gradient-name="Argile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ff9900"/>
    </style:style>
    <style:style style:name="ch11" style:family="chart">
      <style:chart-properties chart:solid-type="cuboid"/>
      <style:graphic-properties draw:fill-color="#99ff33"/>
    </style:style>
    <style:style style:name="ch12" style:family="chart">
      <style:chart-properties chart:solid-type="cuboid"/>
      <style:graphic-properties draw:fill-color="#00990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03cm" svg:height="8.394cm" xlink:href=".." xlink:type="simple" chart:class="chart:circle" chart:style-name="ch1">
        <chart:title svg:x="3.222cm" svg:y="0.303cm" chart:style-name="ch2">
          <text:p>Average Data Release</text:p>
        </chart:title>
        <chart:legend chart:legend-position="end" svg:x="9.402cm" svg:y="3.151cm" style:legend-expansion="high" chart:style-name="ch3"/>
        <chart:plot-area chart:style-name="ch4" table:cell-range-address="Sheet1.D1:Sheet1.G1 Sheet1.D14:Sheet1.G14" chart:data-source-has-labels="row" svg:x="0.22cm" svg:y="1.275cm" svg:width="8.962cm" svg:height="6.952cm">
          <chartooo:coordinate-region svg:x="1.225cm" svg:y="1.276cm" svg:width="6.951cm" svg:height="6.951cm"/>
          <chart:axis chart:dimension="x" chart:name="primary-x" chart:style-name="ch5" chartooo:axis-type="auto">
            <chartooo:date-scale/>
            <chart:categories table:cell-range-address="Sheet1.D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14:Sheet1.G14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_D</text:p>
                <draw:g>
                  <svg:desc>Sheet1.D1:Sheet1.G1</svg:desc>
                </draw:g>
              </table:table-cell>
              <table:table-cell office:value-type="string">
                <text:p>SL_D</text:p>
              </table:table-cell>
              <table:table-cell office:value-type="string">
                <text:p>SL_A</text:p>
              </table:table-cell>
              <table:table-cell office:value-type="string">
                <text:p>ST_A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Sheet1.D14:Sheet1.G14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e2750" draw:fill-gradient-name="Argile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ff9900"/>
    </style:style>
    <style:style style:name="ch11" style:family="chart">
      <style:chart-properties chart:solid-type="cuboid"/>
      <style:graphic-properties draw:fill-color="#99ff33"/>
    </style:style>
    <style:style style:name="ch12" style:family="chart">
      <style:chart-properties chart:solid-type="cuboid"/>
      <style:graphic-properties draw:fill-color="#00990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03cm" svg:height="8.394cm" xlink:href=".." xlink:type="simple" chart:class="chart:circle" chart:style-name="ch1">
        <chart:title svg:x="2.852cm" svg:y="0.303cm" chart:style-name="ch2">
          <text:p>Transparent Data Release</text:p>
        </chart:title>
        <chart:legend chart:legend-position="end" svg:x="9.402cm" svg:y="3.151cm" style:legend-expansion="high" chart:style-name="ch3"/>
        <chart:plot-area chart:style-name="ch4" table:cell-range-address="Sheet1.D1:Sheet1.G1 Sheet1.D15:Sheet1.G15" chart:data-source-has-labels="row" svg:x="0.22cm" svg:y="1.275cm" svg:width="8.962cm" svg:height="6.952cm">
          <chartooo:coordinate-region svg:x="1.225cm" svg:y="1.276cm" svg:width="6.951cm" svg:height="6.951cm"/>
          <chart:axis chart:dimension="x" chart:name="primary-x" chart:style-name="ch5" chartooo:axis-type="auto">
            <chartooo:date-scale/>
            <chart:categories table:cell-range-address="Sheet1.D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15:Sheet1.G15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_D</text:p>
                <draw:g>
                  <svg:desc>Sheet1.D1:Sheet1.G1</svg:desc>
                </draw:g>
              </table:table-cell>
              <table:table-cell office:value-type="string">
                <text:p>SL_D</text:p>
              </table:table-cell>
              <table:table-cell office:value-type="string">
                <text:p>SL_A</text:p>
              </table:table-cell>
              <table:table-cell office:value-type="string">
                <text:p>ST_A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Sheet1.D15:Sheet1.G15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e2750" draw:fill-gradient-name="Argile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ff9900"/>
    </style:style>
    <style:style style:name="ch11" style:family="chart">
      <style:chart-properties chart:solid-type="cuboid"/>
      <style:graphic-properties draw:fill-color="#99ff33"/>
    </style:style>
    <style:style style:name="ch12" style:family="chart">
      <style:chart-properties chart:solid-type="cuboid"/>
      <style:graphic-properties draw:fill-color="#00990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03cm" svg:height="8.394cm" xlink:href=".." xlink:type="simple" chart:class="chart:circle" chart:style-name="ch1">
        <chart:title svg:x="3.765cm" svg:y="0.303cm" chart:style-name="ch2">
          <text:p>Class Evaluation</text:p>
        </chart:title>
        <chart:legend chart:legend-position="end" svg:x="9.402cm" svg:y="3.151cm" style:legend-expansion="high" chart:style-name="ch3"/>
        <chart:plot-area chart:style-name="ch4" table:cell-range-address="Sheet1.D1:Sheet1.G1 Sheet1.D17:Sheet1.G17" chart:data-source-has-labels="row" svg:x="0.22cm" svg:y="1.275cm" svg:width="8.962cm" svg:height="6.952cm">
          <chartooo:coordinate-region svg:x="1.225cm" svg:y="1.276cm" svg:width="6.951cm" svg:height="6.951cm"/>
          <chart:axis chart:dimension="x" chart:name="primary-x" chart:style-name="ch5" chartooo:axis-type="auto">
            <chartooo:date-scale/>
            <chart:categories table:cell-range-address="Sheet1.D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17:Sheet1.G17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_D</text:p>
                <draw:g>
                  <svg:desc>Sheet1.D1:Sheet1.G1</svg:desc>
                </draw:g>
              </table:table-cell>
              <table:table-cell office:value-type="string">
                <text:p>SL_D</text:p>
              </table:table-cell>
              <table:table-cell office:value-type="string">
                <text:p>SL_A</text:p>
              </table:table-cell>
              <table:table-cell office:value-type="string">
                <text:p>ST_A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D17:Sheet1.G1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461900" draw:fill-gradient-name="Argile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0099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03cm" svg:height="8.394cm" xlink:href=".." xlink:type="simple" chart:class="chart:circle" chart:style-name="ch1">
        <chart:title svg:x="3.037cm" svg:y="0.303cm" chart:style-name="ch2">
          <text:p>Take Part To Betatesting</text:p>
        </chart:title>
        <chart:legend chart:legend-position="end" svg:x="9.719cm" svg:y="3.649cm" style:legend-expansion="high" chart:style-name="ch3"/>
        <chart:plot-area chart:style-name="ch4" table:cell-range-address="Sheet1.D20:Sheet1.E21" chart:data-source-has-labels="row" svg:x="0.22cm" svg:y="1.275cm" svg:width="9.279cm" svg:height="6.952cm">
          <chartooo:coordinate-region svg:x="1.384cm" svg:y="1.276cm" svg:width="6.951cm" svg:height="6.951cm"/>
          <chart:axis chart:dimension="x" chart:name="primary-x" chart:style-name="ch5" chartooo:axis-type="auto">
            <chartooo:date-scale/>
            <chart:categories table:cell-range-address="Sheet1.D20:Sheet1.E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21:Sheet1.E2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</text:p>
                <draw:g>
                  <svg:desc>Sheet1.D20:Sheet1.E20</svg:desc>
                </draw:g>
              </table:table-cell>
              <table:table-cell office:value-type="string">
                <text:p>Yes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Sheet1.D21:Sheet1.E21</svg:desc>
                </draw:g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29fcf" draw:fill-gradient-name="Argile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990066"/>
    </style:style>
    <style:style style:name="ch10" style:family="chart">
      <style:chart-properties chart:solid-type="cuboid"/>
      <style:graphic-properties draw:fill-color="#ff9900"/>
    </style:style>
    <style:style style:name="ch11" style:family="chart">
      <style:chart-properties chart:solid-type="cuboid"/>
      <style:graphic-properties draw:fill-color="#0000ff"/>
    </style:style>
    <style:style style:name="ch12" style:family="chart">
      <style:chart-properties chart:solid-type="cuboid"/>
      <style:graphic-properties draw:fill-color="#009900"/>
    </style:style>
    <style:style style:name="ch13" style:family="chart">
      <style:chart-properties chart:solid-type="cuboid"/>
      <style:graphic-properties draw:fill-color="#999999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03cm" svg:height="8.394cm" xlink:href=".." xlink:type="simple" chart:class="chart:circle" chart:style-name="ch1">
        <chart:title svg:x="3.712cm" svg:y="0.303cm" chart:style-name="ch2">
          <text:p>Phone Population</text:p>
        </chart:title>
        <chart:legend chart:legend-position="end" svg:x="8.82cm" svg:y="2.902cm" style:legend-expansion="high" chart:style-name="ch3"/>
        <chart:plot-area chart:style-name="ch4" table:cell-range-address="Sheet1.D24:Sheet1.H25" chart:data-source-has-labels="row" svg:x="0.22cm" svg:y="1.275cm" svg:width="8.38cm" svg:height="6.952cm">
          <chartooo:coordinate-region svg:x="0.934cm" svg:y="1.276cm" svg:width="6.951cm" svg:height="6.951cm"/>
          <chart:axis chart:dimension="x" chart:name="primary-x" chart:style-name="ch5" chartooo:axis-type="auto">
            <chartooo:date-scale/>
            <chart:categories table:cell-range-address="Sheet1.D24:Sheet1.H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25:Sheet1.H2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</text:p>
                <draw:g>
                  <svg:desc>Sheet1.D24:Sheet1.H24</svg:desc>
                </draw:g>
              </table:table-cell>
              <table:table-cell office:value-type="string">
                <text:p>HTC</text:p>
              </table:table-cell>
              <table:table-cell office:value-type="string">
                <text:p>Nokia</text:p>
              </table:table-cell>
              <table:table-cell office:value-type="string">
                <text:p>Samsung</text:p>
              </table:table-cell>
              <table:table-cell office:value-type="string">
                <text:p>Other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Sheet1.D25:Sheet1.H2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e2750" draw:fill-gradient-name="Argile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00ff"/>
    </style:style>
    <style:style style:name="ch10" style:family="chart">
      <style:chart-properties chart:solid-type="cuboid"/>
      <style:graphic-properties draw:fill-color="#ff990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  <style:graphic-properties draw:fill-color="#999999"/>
    </style:style>
    <style:style style:name="ch13" style:family="chart">
      <style:chart-properties chart:solid-type="cuboid"/>
      <style:graphic-properties draw:fill-color="#ff000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03cm" svg:height="8.394cm" xlink:href=".." xlink:type="simple" chart:class="chart:circle" chart:style-name="ch1">
        <chart:title svg:x="3.871cm" svg:y="0.303cm" chart:style-name="ch2">
          <text:p>Android Version</text:p>
        </chart:title>
        <chart:legend chart:legend-position="end" svg:x="8.396cm" svg:y="2.902cm" style:legend-expansion="high" chart:style-name="ch3"/>
        <chart:plot-area chart:style-name="ch4" table:cell-range-address="Sheet1.D31:Sheet1.H32" chart:data-source-has-labels="row" svg:x="0.22cm" svg:y="1.275cm" svg:width="7.956cm" svg:height="6.952cm">
          <chartooo:coordinate-region svg:x="0.722cm" svg:y="1.276cm" svg:width="6.951cm" svg:height="6.951cm"/>
          <chart:axis chart:dimension="x" chart:name="primary-x" chart:style-name="ch5" chartooo:axis-type="auto">
            <chartooo:date-scale/>
            <chart:categories table:cell-range-address="Sheet1.D31:Sheet1.H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32:Sheet1.H3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.*</text:p>
                <draw:g>
                  <svg:desc>Sheet1.D31:Sheet1.H31</svg:desc>
                </draw:g>
              </table:table-cell>
              <table:table-cell office:value-type="string">
                <text:p>3.*</text:p>
              </table:table-cell>
              <table:table-cell office:value-type="string">
                <text:p>4.* or Above</text:p>
              </table:table-cell>
              <table:table-cell office:value-type="string">
                <text:p>Don't Know</text:p>
              </table:table-cell>
              <table:table-cell office:value-type="string">
                <text:p>No Android</text:p>
              </table:table-cell>
            </table:table-row>
          </table:table-header-rows>
          <table:table-rows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D32:Sheet1.H3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e2750" draw:fill-gradient-name="Argile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ff9900"/>
    </style:style>
    <style:style style:name="ch11" style:family="chart">
      <style:chart-properties chart:solid-type="cuboid"/>
      <style:graphic-properties draw:fill-color="#99ff33"/>
    </style:style>
    <style:style style:name="ch12" style:family="chart">
      <style:chart-properties chart:solid-type="cuboid"/>
      <style:graphic-properties draw:fill-color="#00990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03cm" svg:height="8.394cm" xlink:href=".." xlink:type="simple" chart:class="chart:circle" chart:style-name="ch1">
        <chart:title svg:x="4.268cm" svg:y="0.303cm" chart:style-name="ch2">
          <text:p>Anonymous</text:p>
        </chart:title>
        <chart:legend chart:legend-position="end" svg:x="9.402cm" svg:y="3.151cm" style:legend-expansion="high" chart:style-name="ch3"/>
        <chart:plot-area chart:style-name="ch4" table:cell-range-address="Sheet1.D1:Sheet1.G1 Sheet1.D3:Sheet1.G3" chart:data-source-has-labels="row" svg:x="0.22cm" svg:y="1.275cm" svg:width="8.962cm" svg:height="6.952cm">
          <chartooo:coordinate-region svg:x="1.225cm" svg:y="1.276cm" svg:width="6.951cm" svg:height="6.951cm"/>
          <chart:axis chart:dimension="x" chart:name="primary-x" chart:style-name="ch5" chartooo:axis-type="auto">
            <chartooo:date-scale/>
            <chart:categories table:cell-range-address="Sheet1.D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3:Sheet1.G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_D</text:p>
                <draw:g>
                  <svg:desc>Sheet1.D1:Sheet1.G1</svg:desc>
                </draw:g>
              </table:table-cell>
              <table:table-cell office:value-type="string">
                <text:p>SL_D</text:p>
              </table:table-cell>
              <table:table-cell office:value-type="string">
                <text:p>SL_A</text:p>
              </table:table-cell>
              <table:table-cell office:value-type="string">
                <text:p>ST_A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D3:Sheet1.G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e2750" draw:fill-gradient-name="Argile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ff9900"/>
    </style:style>
    <style:style style:name="ch11" style:family="chart">
      <style:chart-properties chart:solid-type="cuboid"/>
      <style:graphic-properties draw:fill-color="#99ff33"/>
    </style:style>
    <style:style style:name="ch12" style:family="chart">
      <style:chart-properties chart:solid-type="cuboid"/>
      <style:graphic-properties draw:fill-color="#00990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03cm" svg:height="8.394cm" xlink:href=".." xlink:type="simple" chart:class="chart:circle" chart:style-name="ch1">
        <chart:title svg:x="3.831cm" svg:y="0.303cm" chart:style-name="ch2">
          <text:p>Apps Monitoring</text:p>
        </chart:title>
        <chart:legend chart:legend-position="end" svg:x="9.402cm" svg:y="3.151cm" style:legend-expansion="high" chart:style-name="ch3"/>
        <chart:plot-area chart:style-name="ch4" table:cell-range-address="Sheet1.D1:Sheet1.G1 Sheet1.D5:Sheet1.G5" chart:data-source-has-labels="row" svg:x="0.22cm" svg:y="1.275cm" svg:width="8.962cm" svg:height="6.952cm">
          <chartooo:coordinate-region svg:x="1.225cm" svg:y="1.276cm" svg:width="6.951cm" svg:height="6.951cm"/>
          <chart:axis chart:dimension="x" chart:name="primary-x" chart:style-name="ch5" chartooo:axis-type="auto">
            <chartooo:date-scale/>
            <chart:categories table:cell-range-address="Sheet1.D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5:Sheet1.G5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_D</text:p>
                <draw:g>
                  <svg:desc>Sheet1.D1:Sheet1.G1</svg:desc>
                </draw:g>
              </table:table-cell>
              <table:table-cell office:value-type="string">
                <text:p>SL_D</text:p>
              </table:table-cell>
              <table:table-cell office:value-type="string">
                <text:p>SL_A</text:p>
              </table:table-cell>
              <table:table-cell office:value-type="string">
                <text:p>ST_A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heet1.D5:Sheet1.G5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e2750" draw:fill-gradient-name="Argile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ff9900"/>
    </style:style>
    <style:style style:name="ch11" style:family="chart">
      <style:chart-properties chart:solid-type="cuboid"/>
      <style:graphic-properties draw:fill-color="#99ff33"/>
    </style:style>
    <style:style style:name="ch12" style:family="chart">
      <style:chart-properties chart:solid-type="cuboid"/>
      <style:graphic-properties draw:fill-color="#00990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03cm" svg:height="8.394cm" xlink:href=".." xlink:type="simple" chart:class="chart:circle" chart:style-name="ch1">
        <chart:title svg:x="3.249cm" svg:y="0.303cm" chart:style-name="ch2">
          <text:p>Positioning Monitoring</text:p>
        </chart:title>
        <chart:legend chart:legend-position="end" svg:x="9.402cm" svg:y="3.151cm" style:legend-expansion="high" chart:style-name="ch3"/>
        <chart:plot-area chart:style-name="ch4" table:cell-range-address="Sheet1.D1:Sheet1.G1 Sheet1.D6:Sheet1.G6" chart:data-source-has-labels="row" svg:x="0.22cm" svg:y="1.275cm" svg:width="8.962cm" svg:height="6.952cm">
          <chartooo:coordinate-region svg:x="1.225cm" svg:y="1.276cm" svg:width="6.951cm" svg:height="6.951cm"/>
          <chart:axis chart:dimension="x" chart:name="primary-x" chart:style-name="ch5" chartooo:axis-type="auto">
            <chartooo:date-scale/>
            <chart:categories table:cell-range-address="Sheet1.D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6:Sheet1.G6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_D</text:p>
                <draw:g>
                  <svg:desc>Sheet1.D1:Sheet1.G1</svg:desc>
                </draw:g>
              </table:table-cell>
              <table:table-cell office:value-type="string">
                <text:p>SL_D</text:p>
              </table:table-cell>
              <table:table-cell office:value-type="string">
                <text:p>SL_A</text:p>
              </table:table-cell>
              <table:table-cell office:value-type="string">
                <text:p>ST_A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Sheet1.D6:Sheet1.G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e2750" draw:fill-gradient-name="Argile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ff9900"/>
    </style:style>
    <style:style style:name="ch11" style:family="chart">
      <style:chart-properties chart:solid-type="cuboid"/>
      <style:graphic-properties draw:fill-color="#99ff33"/>
    </style:style>
    <style:style style:name="ch12" style:family="chart">
      <style:chart-properties chart:solid-type="cuboid"/>
      <style:graphic-properties draw:fill-color="#00990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03cm" svg:height="8.394cm" xlink:href=".." xlink:type="simple" chart:class="chart:circle" chart:style-name="ch1">
        <chart:title svg:x="3.765cm" svg:y="0.303cm" chart:style-name="ch2">
          <text:p>Noise Monitoring</text:p>
        </chart:title>
        <chart:legend chart:legend-position="end" svg:x="9.402cm" svg:y="3.151cm" style:legend-expansion="high" chart:style-name="ch3"/>
        <chart:plot-area chart:style-name="ch4" table:cell-range-address="Sheet1.D1:Sheet1.G1 Sheet1.D7:Sheet1.G7" chart:data-source-has-labels="row" svg:x="0.22cm" svg:y="1.275cm" svg:width="8.962cm" svg:height="6.952cm">
          <chartooo:coordinate-region svg:x="1.225cm" svg:y="1.276cm" svg:width="6.951cm" svg:height="6.951cm"/>
          <chart:axis chart:dimension="x" chart:name="primary-x" chart:style-name="ch5" chartooo:axis-type="auto">
            <chartooo:date-scale/>
            <chart:categories table:cell-range-address="Sheet1.D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7:Sheet1.G7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_D</text:p>
                <draw:g>
                  <svg:desc>Sheet1.D1:Sheet1.G1</svg:desc>
                </draw:g>
              </table:table-cell>
              <table:table-cell office:value-type="string">
                <text:p>SL_D</text:p>
              </table:table-cell>
              <table:table-cell office:value-type="string">
                <text:p>SL_A</text:p>
              </table:table-cell>
              <table:table-cell office:value-type="string">
                <text:p>ST_A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Sheet1.D7:Sheet1.G7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e2750" draw:fill-gradient-name="Argile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ff9900"/>
    </style:style>
    <style:style style:name="ch11" style:family="chart">
      <style:chart-properties chart:solid-type="cuboid"/>
      <style:graphic-properties draw:fill-color="#99ff33"/>
    </style:style>
    <style:style style:name="ch12" style:family="chart">
      <style:chart-properties chart:solid-type="cuboid"/>
      <style:graphic-properties draw:fill-color="#00990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03cm" svg:height="8.394cm" xlink:href=".." xlink:type="simple" chart:class="chart:circle" chart:style-name="ch1">
        <chart:title svg:x="3.712cm" svg:y="0.303cm" chart:style-name="ch2">
          <text:p>Phone Monitoring</text:p>
        </chart:title>
        <chart:legend chart:legend-position="end" svg:x="9.402cm" svg:y="3.151cm" style:legend-expansion="high" chart:style-name="ch3"/>
        <chart:plot-area chart:style-name="ch4" table:cell-range-address="Sheet1.D1:Sheet1.G1 Sheet1.D8:Sheet1.G8" chart:data-source-has-labels="row" svg:x="0.22cm" svg:y="1.275cm" svg:width="8.962cm" svg:height="6.952cm">
          <chartooo:coordinate-region svg:x="1.225cm" svg:y="1.276cm" svg:width="6.951cm" svg:height="6.951cm"/>
          <chart:axis chart:dimension="x" chart:name="primary-x" chart:style-name="ch5" chartooo:axis-type="auto">
            <chartooo:date-scale/>
            <chart:categories table:cell-range-address="Sheet1.D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8:Sheet1.G8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_D</text:p>
                <draw:g>
                  <svg:desc>Sheet1.D1:Sheet1.G1</svg:desc>
                </draw:g>
              </table:table-cell>
              <table:table-cell office:value-type="string">
                <text:p>SL_D</text:p>
              </table:table-cell>
              <table:table-cell office:value-type="string">
                <text:p>SL_A</text:p>
              </table:table-cell>
              <table:table-cell office:value-type="string">
                <text:p>ST_A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27">
                <text:p>27</text:p>
                <draw:g>
                  <svg:desc>Sheet1.D8:Sheet1.G8</svg:desc>
                </draw:g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e2750" draw:fill-gradient-name="Argile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ff9900"/>
    </style:style>
    <style:style style:name="ch11" style:family="chart">
      <style:chart-properties chart:solid-type="cuboid"/>
      <style:graphic-properties draw:fill-color="#99ff33"/>
    </style:style>
    <style:style style:name="ch12" style:family="chart">
      <style:chart-properties chart:solid-type="cuboid"/>
      <style:graphic-properties draw:fill-color="#00990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03cm" svg:height="8.394cm" xlink:href=".." xlink:type="simple" chart:class="chart:circle" chart:style-name="ch1">
        <chart:title svg:x="2.879cm" svg:y="0.303cm" chart:style-name="ch2">
          <text:p>External Noise Monitoring</text:p>
        </chart:title>
        <chart:legend chart:legend-position="end" svg:x="9.402cm" svg:y="3.151cm" style:legend-expansion="high" chart:style-name="ch3"/>
        <chart:plot-area chart:style-name="ch4" table:cell-range-address="Sheet1.D1:Sheet1.G1 Sheet1.D10:Sheet1.G10" chart:data-source-has-labels="row" svg:x="0.22cm" svg:y="1.275cm" svg:width="8.962cm" svg:height="6.952cm">
          <chartooo:coordinate-region svg:x="1.225cm" svg:y="1.276cm" svg:width="6.951cm" svg:height="6.951cm"/>
          <chart:axis chart:dimension="x" chart:name="primary-x" chart:style-name="ch5" chartooo:axis-type="auto">
            <chartooo:date-scale/>
            <chart:categories table:cell-range-address="Sheet1.D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10:Sheet1.G10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_D</text:p>
                <draw:g>
                  <svg:desc>Sheet1.D1:Sheet1.G1</svg:desc>
                </draw:g>
              </table:table-cell>
              <table:table-cell office:value-type="string">
                <text:p>SL_D</text:p>
              </table:table-cell>
              <table:table-cell office:value-type="string">
                <text:p>SL_A</text:p>
              </table:table-cell>
              <table:table-cell office:value-type="string">
                <text:p>ST_A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Sheet1.D10:Sheet1.G10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e2750" draw:fill-gradient-name="Argile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ff9900"/>
    </style:style>
    <style:style style:name="ch11" style:family="chart">
      <style:chart-properties chart:solid-type="cuboid"/>
      <style:graphic-properties draw:fill-color="#99ff33"/>
    </style:style>
    <style:style style:name="ch12" style:family="chart">
      <style:chart-properties chart:solid-type="cuboid"/>
      <style:graphic-properties draw:fill-color="#00990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03cm" svg:height="8.394cm" xlink:href=".." xlink:type="simple" chart:class="chart:circle" chart:style-name="ch1">
        <chart:title svg:x="3.805cm" svg:y="0.303cm" chart:style-name="ch2">
          <text:p>Chair Monitoring</text:p>
        </chart:title>
        <chart:legend chart:legend-position="end" svg:x="9.402cm" svg:y="3.151cm" style:legend-expansion="high" chart:style-name="ch3"/>
        <chart:plot-area chart:style-name="ch4" table:cell-range-address="Sheet1.D1:Sheet1.G1 Sheet1.D11:Sheet1.G11" chart:data-source-has-labels="row" svg:x="0.22cm" svg:y="1.275cm" svg:width="8.962cm" svg:height="6.952cm">
          <chartooo:coordinate-region svg:x="1.225cm" svg:y="1.276cm" svg:width="6.951cm" svg:height="6.951cm"/>
          <chart:axis chart:dimension="x" chart:name="primary-x" chart:style-name="ch5" chartooo:axis-type="auto">
            <chartooo:date-scale/>
            <chart:categories table:cell-range-address="Sheet1.D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11:Sheet1.G1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_D</text:p>
                <draw:g>
                  <svg:desc>Sheet1.D1:Sheet1.G1</svg:desc>
                </draw:g>
              </table:table-cell>
              <table:table-cell office:value-type="string">
                <text:p>SL_D</text:p>
              </table:table-cell>
              <table:table-cell office:value-type="string">
                <text:p>SL_A</text:p>
              </table:table-cell>
              <table:table-cell office:value-type="string">
                <text:p>ST_A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Sheet1.D11:Sheet1.G11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e2750" draw:fill-gradient-name="Argile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ff9900"/>
    </style:style>
    <style:style style:name="ch11" style:family="chart">
      <style:chart-properties chart:solid-type="cuboid"/>
      <style:graphic-properties draw:fill-color="#99ff33"/>
    </style:style>
    <style:style style:name="ch12" style:family="chart">
      <style:chart-properties chart:solid-type="cuboid"/>
      <style:graphic-properties draw:fill-color="#00990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03cm" svg:height="8.394cm" xlink:href=".." xlink:type="simple" chart:class="chart:circle" chart:style-name="ch1">
        <chart:title svg:x="2.746cm" svg:y="0.303cm" chart:style-name="ch2">
          <text:p>External Sensor Monitoring</text:p>
        </chart:title>
        <chart:legend chart:legend-position="end" svg:x="9.402cm" svg:y="3.151cm" style:legend-expansion="high" chart:style-name="ch3"/>
        <chart:plot-area chart:style-name="ch4" table:cell-range-address="Sheet1.D1:Sheet1.G1 Sheet1.D12:Sheet1.G12" chart:data-source-has-labels="row" svg:x="0.22cm" svg:y="1.275cm" svg:width="8.962cm" svg:height="6.952cm">
          <chartooo:coordinate-region svg:x="1.225cm" svg:y="1.276cm" svg:width="6.951cm" svg:height="6.951cm"/>
          <chart:axis chart:dimension="x" chart:name="primary-x" chart:style-name="ch5" chartooo:axis-type="auto">
            <chartooo:date-scale/>
            <chart:categories table:cell-range-address="Sheet1.D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12:Sheet1.G12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_D</text:p>
                <draw:g>
                  <svg:desc>Sheet1.D1:Sheet1.G1</svg:desc>
                </draw:g>
              </table:table-cell>
              <table:table-cell office:value-type="string">
                <text:p>SL_D</text:p>
              </table:table-cell>
              <table:table-cell office:value-type="string">
                <text:p>SL_A</text:p>
              </table:table-cell>
              <table:table-cell office:value-type="string">
                <text:p>ST_A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23">
                <text:p>23</text:p>
                <draw:g>
                  <svg:desc>Sheet1.D12:Sheet1.G12</svg:desc>
                </draw:g>
              </table:table-cell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